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ta</text:p>
      <text:p text:style-name="Standard"/>
      <text:p text:style-name="Standard">In War Torn Lands reist der Spieler zwischen zwei Parallelwelten, die sich darin unterscheiden, dass je eine der Spielinternen Fraktionen als Sieger aus einem vor dem Spiel liegenden Konflikt hervorgegangen ist. Die jeweils andere Fraktion ist weitgehend ausgelöscht. Aufgabe des Spielers ist es, diese Parallelwelten zusammenzuführen und so eine heile Welt herzustellen. Erreicht wird dies, indem der Spieler diverse Aufgaben erfüllt und Dungeons bewältigt. In den Dungeons sind Rätsel zu Lösen und Gegner zu Bekämpfen. Die Rätsel können alles von bewegungsbasierten Puzzles, bishin zu lateralen Denkaufgaben sein. Weiterhin kommt der Spieler in den Besitz bestimmter Gegenstände, die ihm neue Bereiche des Dungeons und der Welt eröffnen. Dem Spieler wird so nicht nur der Weg durch den aktuellen Dungeon geebnet, er wird auch motiviert mit seinen neuen Items in bereits erkundete Teile der Welt zurückzukehren. </text:p>
      <text:p text:style-name="Standard">In der Welt selber wird dem Spieler an wichtigen Punkten der Welt und der Story eine Orientierungshilfe in Form des Platzierens von Wegen und Barrieren eine Richtung angezeigt. Dennoch ist es jederzeit möglich von diesem Weg abzuweichen und jene Berreiche der Welt zu erkunden, die einem bereits offenstehen.</text:p>
      <text:p text:style-name="Standard">Die Reise zwischen den zwei Welten findet nur an dafür vorgesehenen Punkten statt, die dem Spieler durch wiederkehrende Signale angezeigt werden. In den beiden Welten sind verschiedene Städte, sowie feste und dynamische Barrieren. Die Städte fungieren dabei in erster Linie als Story-hubs. Feste Barrieren sind das ganze Spiel über nicht zu umgehen und schließen somit ganze Teile der Welt ab. Dynamische Barrieren können mit dem entsprechenden Item entfernt werden und eröffnen so neue Berreiche. Die dynamischen Barrieren sind dabei auf bestimmte Art und Weise gekennzeichnet, die sich jedoch erst erschließen, wenn man in den Besitz des entsprechenden Schlüsselitems gelangt. Der Spieler wird so angehalten die Welt aufmerksam zu beobachten. Zusätzlich sind die Dungeons und Städte so angeordnet, dass zentrale Gebiete mehrfach durchquert werden müssen. So kann man in einer vergleichsweise kleinen Welt ein Gefühl von Größe erzeugen und dem Spieler mehrere Gelegenheiten geben die Inhalte, die über die Hauptstory hinausgehen zu erkunden.</text:p>
      <text:p text:style-name="Standard"/>
      <text:p text:style-name="Standard"/>
      <text:p text:style-name="P1">Setting</text:p>
      <text:p text:style-name="P1"/>
      <text:p text:style-name="P2">Das Setting von Wartorn Lands ist an europäische Mittelalterfantasy angelehnt, wobei historische Korrektheit zugunsten idealisierter Darstellungen in den Hintergrund tritt. Magische Völker wie Elfen oder Orks gibt es nicht oder nur in geringem Umfang und ob die Ausrüstung des Protagonisten magischer oder technischer Natur ist bleibt ungeklärt.</text:p>
      <text:p text:style-name="P2">Die Welt ist zum Teil Zerstört und wird im Verlauf der Geschichte geheilt. An Orten, die noch zerstört sind treten auch pessimistischere Erzähl- und Darstellungselemente auf.</text:p>
      <text:p text:style-name="P2">Die Zerstörung der Welt ist das Resultat eines Konfliktes, der zwischen zwei Reichen entbrannt ist, nachdem eine dritte Macht, die die Welt durch technischen Vorsprung dominiert hat zerfallen ist.</text:p>
      <text:p text:style-name="P2">Die technische Dominanz der dritten Macht war so weitrechend, dass sie de facto über den zwei anderen Königreichen stand. Sie hat diese überlegene Position ausgenutzt um den Rest der Welt zu kontrollieren und auszubeuten. Im Folge dessen hat sie ihre technischen Errungenschaften nicht oder nur sehr begrenzt mit dem Rest der Welt geteilt.</text:p>
      <text:p text:style-name="P2">Der Protagonist bekommt zu Beginn des Spiels die Möglichkeit zwischen zwei alternativen Realitäten zu reisen, in denen jeweils eins der beiden verbleibenden Königreiche siegreich war und das Andere weitgehend ausgelöscht wurde.</text:p>
      <text:p text:style-name="P2">In der Welt sind Burgen, Städte und Dörfer verteilt, deren Loyalität zumindest auf den ersten Blick dem herrschenden König gehört. In Einzelfällen sind jedoch mehr oder minder verdeckte Widerstände denkbar. Die Städte sind geöffnet und können jederzeit betreten werden, da der Krieg beendet ist und sich das Reich offiziell im Friedenszustand befindet.</text:p>
      <text:p text:style-name="P2">Wenn Teile der Welt vom Spieler geheilt werden, werden die Parallelwelten an diesem Ort aufgelöst <text:soft-page-break/>und es wird ein intakter Zustand hergestell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5M48S</meta:editing-duration>
    <meta:editing-cycles>11</meta:editing-cycles>
    <meta:generator>OpenOffice.org/3.4.1$Win32 OpenOffice.org_project/341m1$Build-9593</meta:generator>
    <dc:date>2012-11-05T20:33:47.61</dc:date>
    <meta:document-statistic meta:table-count="0" meta:image-count="0" meta:object-count="0" meta:page-count="2" meta:paragraph-count="12" meta:word-count="596" meta:character-count="4050"/>
    <meta:user-defined meta:name="Info 1"/>
    <meta:user-defined meta:name="Info 2"/>
    <meta:user-defined meta:name="Info 3"/>
    <meta:user-defined meta:name="Info 4"/>
  </office:meta>
</office:document-meta>
</file>